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8a26a" officeooo:paragraph-rsid="0018a26a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Verdana" fo:font-size="10pt" officeooo:rsid="0018a26a" officeooo:paragraph-rsid="0018a26a" style:font-size-asian="10pt" style:font-size-complex="10pt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Verdana" fo:font-size="10pt" officeooo:rsid="0018a26a" officeooo:paragraph-rsid="0018a26a" style:font-size-asian="10pt" style:font-size-complex="10pt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Verdana" fo:font-size="10pt" officeooo:rsid="001a2830" officeooo:paragraph-rsid="001a2830" style:font-size-asian="10pt" style:font-size-complex="10p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Verdana" fo:font-size="10pt" officeooo:rsid="001bdeb1" officeooo:paragraph-rsid="001bdeb1" style:font-size-asian="10pt" style:font-size-complex="10pt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Verdana" fo:font-size="10pt" officeooo:rsid="001cda14" officeooo:paragraph-rsid="001cda14" style:font-size-asian="10pt" style:font-size-complex="10p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Verdana" fo:font-size="10pt" officeooo:rsid="001e8508" officeooo:paragraph-rsid="001e8508" style:font-size-asian="10pt" style:font-size-complex="10pt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Verdana" fo:font-size="10pt" officeooo:rsid="001e8508" officeooo:paragraph-rsid="0021c63f" style:font-size-asian="10pt" style:font-size-complex="10pt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Verdana" fo:font-size="12pt" officeooo:rsid="001bdeb1" officeooo:paragraph-rsid="001bdeb1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Verdana" fo:font-size="12pt" officeooo:rsid="001e8508" officeooo:paragraph-rsid="001e8508" style:font-size-asian="12pt" style:font-size-complex="12pt"/>
    </style:style>
    <style:style style:name="T1" style:family="text">
      <style:text-properties officeooo:rsid="001a2830"/>
    </style:style>
    <style:style style:name="T2" style:family="text">
      <style:text-properties officeooo:rsid="001be3e1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style:font-name="Verdana" fo:font-size="10pt" officeooo:rsid="001be3e1" style:font-size-asian="10pt" style:font-size-complex="10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officeooo:rsid="001d5837"/>
    </style:style>
    <style:style style:name="T7" style:family="text">
      <style:text-properties fo:language="es" fo:country="ES"/>
    </style:style>
    <style:style style:name="T8" style:family="text">
      <style:text-properties fo:language="es" fo:country="ES" officeooo:rsid="002032b7"/>
    </style:style>
    <style:style style:name="T9" style:family="text">
      <style:text-properties fo:language="es" fo:country="ES" officeooo:rsid="0021711a"/>
    </style:style>
    <style:style style:name="T10" style:family="text">
      <style:text-properties fo:language="es" fo:country="ES" officeooo:rsid="0021c63f"/>
    </style:style>
    <style:style style:name="T11" style:family="text">
      <style:text-properties fo:language="es" fo:country="ES" officeooo:rsid="00227e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Curso: </text:span><text:a xlink:type="simple" xlink:href="https://www.udemy.com/course/introduccion-al-marketing-digital-k/learn/lecture/29329104#overview" text:style-name="Internet_20_link" text:visited-style-name="Visited_20_Internet_20_Link"><text:span text:style-name="T3">Introducción al marketing digital | Udemy</text:span></text:a><text:span text:style-name="T3"> <text:line-break/></text:span></text:p>
      <text:p text:style-name="P3"><text:span text:style-name="T5"/></text:p>
      <text:p text:style-name="P3"><text:span text:style-name="T5">INTRODUCCIÓN AL MARKETING DIGITAL</text:span></text:p>
      <text:p text:style-name="P2"/>
      <text:p text:style-name="P2"><text:line-break/><text:span text:style-name="T1">La experiencia del usuario es mas importante que la apariencia.</text:span></text:p>
      <text:p text:style-name="P4">Contar una historia, sobre que/como somos, y no intentan vender algo.</text:p>
      <text:p text:style-name="P4">Tener un plan, que integre visión estratégica. Determinar objetivos aunque no se esté seguro.<text:tab/></text:p>
      <text:p text:style-name="P4">Encontrar tu mercado, saber que nos distingue para destacar del resto.</text:p>
      <text:p text:style-name="P5"/>
      <text:p text:style-name="P5"/>
      <text:p text:style-name="P9"><text:span text:style-name="T2">¿</text:span>Que es Branding?</text:p>
      <text:p text:style-name="P9"/>
      <text:p text:style-name="P5">Genera emoción, experiencia a largo plazo, que el consumidor asocia con tu marca.</text:p>
      <text:p text:style-name="P5">Es una cualidad intangible que los clientes conectarán y relacionarán en su vida diaria.</text:p>
      <text:p text:style-name="P6">El branding se refiere a todas las acciones premeditadas que se llevan a cabo para influenciar en la percepción que la gente tiene en un producto o servicio, y así lo elijan una y otra vez.</text:p>
      <text:p text:style-name="P6">- Te diferencia de tu competencia. Porque eres la mejor opción?.</text:p>
      <text:p text:style-name="P6">- Desarrolla tu conciencia de marca.</text:p>
      <text:p text:style-name="P6">- Reconocimiento de marca (colores, logo, slogan, etc)</text:p>
      <text:p text:style-name="P6">- Genera confianza en la marca, transparencia, autenticidad, valores.</text:p>
      <text:p text:style-name="P6">- Provee a tu negocio de una identidad.</text:p>
      <text:p text:style-name="P6">- Genera orgullo en los empleados.</text:p>
      <text:p text:style-name="P6">- <text:span text:style-name="T6">Aumenta el valor de tu negocio.</text:span></text:p>
      <text:p text:style-name="P6"/>
      <text:p text:style-name="P6"/>
      <text:p text:style-name="P10">Elementos esenciales del branding</text:p>
      <text:p text:style-name="P7"/>
      <text:p text:style-name="P7">- <text:span text:style-name="T8">Página web. Núcleo de tu compañía.</text:span></text:p>
      <text:p text:style-name="P7"><text:span text:style-name="T8">- Logo.</text:span></text:p>
      <text:p text:style-name="P7"><text:span text:style-name="T8">- Nombre de marca.</text:span></text:p>
      <text:p text:style-name="P7"><text:span text:style-name="T8">- Colores de marca.</text:span></text:p>
      <text:p text:style-name="P7"><text:span text:style-name="T8">- </text:span><text:span text:style-name="T9">Slogan.</text:span></text:p>
      <text:p text:style-name="P7"><text:span text:style-name="T9"/></text:p>
      <text:p text:style-name="P8"><text:span text:style-name="T9">- Misión: expresar los propósitos y valores de la marca. Un ‘¿por que?’ de mi empresa.</text:span></text:p>
      <text:p text:style-name="P8"><text:span text:style-name="T10">- Visión: describe la estrategia de objetivos comerciales.</text:span></text:p>
      <text:p text:style-name="P8"><text:span text:style-name="T10">- Valores.</text:span></text:p>
      <text:p text:style-name="P8"><text:span text:style-name="T10">- Identidad de marca.</text:span></text:p>
      <text:p text:style-name="P8"><text:span text:style-name="T10">- </text:span><text:span text:style-name="T11">Historia de marca.</text:span></text:p>
      <text:p text:style-name="P8"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8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2T21:41:39.755000000</meta:creation-date>
    <dc:date>2022-10-23T13:39:11.404000000</dc:date>
    <meta:editing-duration>PT1H28M44S</meta:editing-duration>
    <meta:editing-cycles>11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8" meta:word-count="235" meta:character-count="1401" meta:non-whitespace-character-count="1190"/>
  </office:meta>
</office:document-meta>
</file>